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LookupTests.factoryBeanObjectLookupB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BeanLookup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ctoryBeanLookupTests.factoryBeanObjectLookupByNameAnd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BeanLookupTests.factoryBeanLookupByTypeAndNameDe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ctoryBeanLookupTests.factoryBeanLookupBy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oFactoryBea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LookupTests.factoryBeanLookupByNameDereferen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